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8.46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26.19pt"/>
    </style:style>
    <style:style style:name="co4" style:family="table-column">
      <style:table-column-properties fo:break-before="auto" style:column-width="35.49pt"/>
    </style:style>
    <style:style style:name="co5" style:family="table-column">
      <style:table-column-properties fo:break-before="auto" style:column-width="33.14pt"/>
    </style:style>
    <style:style style:name="co6" style:family="table-column">
      <style:table-column-properties fo:break-before="auto" style:column-width="42.4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ifficulity</text:p>
          </table:table-cell>
          <table:table-cell office:value-type="string" calcext:value-type="string">
            <text:p>video part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or</text:p>
          </table:table-cell>
        </table:table-row>
        <table:table-row table:style-name="ro1">
          <table:table-cell office:value-type="string" calcext:value-type="string">
            <text:p>Head sculpting with Steve James</text:p>
          </table:table-cell>
          <table:table-cell office:value-type="string" calcext:value-type="string">
            <text:p><text:a xlink:href="https://pixologic.com/zclassroom/workshop/head-sculpting-with-steve-james" xlink:type="simple">https://pixologic.com/zclassroom/workshop/head-sculpting-with-steve-james</text:a>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 office:value-type="string" calcext:value-type="string">
            <text:p>character modeller</text:p>
          </table:table-cell>
        </table:table-row>
        <table:table-row table:style-name="ro1">
          <table:table-cell office:value-type="string" calcext:value-type="string">
            <text:p>Sculpting with Images</text:p>
          </table:table-cell>
          <table:table-cell office:value-type="string" calcext:value-type="string">
            <text:p>https://pixologic.com/zclassroom/workshop/sculpting-with-imag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A Keychain for 3D Printing</text:p>
          </table:table-cell>
          <table:table-cell office:value-type="string" calcext:value-type="string">
            <text:p>https://pixologic.com/zclassroom/workshop/a-key-chain-for-3d-prin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Creating a Character with IMM Brushes and Gizmo 3D</text:p>
          </table:table-cell>
          <table:table-cell office:value-type="string" calcext:value-type="string">
            <text:p>https://pixologic.com/zclassroom/workshop/creating-a-character-with-imm-brushes-gizmo-3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Radial Symmetry</text:p>
          </table:table-cell>
          <table:table-cell office:value-type="string" calcext:value-type="string">
            <text:p>https://pixologic.com/zclassroom/workshop/radial-symmet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Surface Noise</text:p>
          </table:table-cell>
          <table:table-cell office:value-type="string" calcext:value-type="string">
            <text:p>https://pixologic.com/zclassroom/workshop/surface-noi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Creating a Basemesh with Zspheres</text:p>
          </table:table-cell>
          <table:table-cell office:value-type="string" calcext:value-type="string">
            <text:p>https://pixologic.com/zclassroom/workshop/creating-a-basemesh-with-zspher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Using Tessimate</text:p>
          </table:table-cell>
          <table:table-cell office:value-type="string" calcext:value-type="string">
            <text:p>https://pixologic.com/zclassroom/workshop/using-tessima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Deformers</text:p>
          </table:table-cell>
          <table:table-cell office:value-type="string" calcext:value-type="string">
            <text:p>https://pixologic.com/zclassroom/workshop/deforme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The Basics of Polygroupit</text:p>
          </table:table-cell>
          <table:table-cell office:value-type="string" calcext:value-type="string">
            <text:p>https://pixologic.com/zclassroom/workshop/the-basics-of-polygroupit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Using Elastic and Liquid Curve mode</text:p>
          </table:table-cell>
          <table:table-cell office:value-type="string" calcext:value-type="string">
            <text:p>https://pixologic.com/zclassroom/workshop/using-elastic-liquid-curve-mo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Discovering Groups By Normals</text:p>
          </table:table-cell>
          <table:table-cell office:value-type="string" calcext:value-type="string">
            <text:p>https://pixologic.com/zclassroom/workshop/discovering-groups-by-norma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Prop Creations</text:p>
          </table:table-cell>
          <table:table-cell office:value-type="string" calcext:value-type="string">
            <text:p>https://pixologic.com/zclassroom/workshop/prop-cre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Live Booleans</text:p>
          </table:table-cell>
          <table:table-cell office:value-type="string" calcext:value-type="string">
            <text:p>https://pixologic.com/zclassroom/workshop/live-boole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modeler Polygon Actions</text:p>
          </table:table-cell>
          <table:table-cell office:value-type="string" calcext:value-type="string">
            <text:p>https://pixologic.com/zclassroom/workshop/zmodeler-polygon-actions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modeler Point Actions</text:p>
          </table:table-cell>
          <table:table-cell office:value-type="string" calcext:value-type="string">
            <text:p>https://pixologic.com/zclassroom/workshop/zmodeler-point-action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modeler Edge Actions</text:p>
          </table:table-cell>
          <table:table-cell office:value-type="string" calcext:value-type="string">
            <text:p>https://pixologic.com/zclassroom/workshop/zmodeler-edge-actions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modeler Curve Actions</text:p>
          </table:table-cell>
          <table:table-cell office:value-type="string" calcext:value-type="string">
            <text:p>https://pixologic.com/zclassroom/workshop/zmodeler-curve-actio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Dynamic Subdivision</text:p>
          </table:table-cell>
          <table:table-cell office:value-type="string" calcext:value-type="string">
            <text:p>https://pixologic.com/zclassroom/workshop/dynamic-subdivis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Architectural Design</text:p>
          </table:table-cell>
          <table:table-cell office:value-type="string" calcext:value-type="string">
            <text:p>https://pixologic.com/zclassroom/workshop/architectural-design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Arraymesh</text:p>
          </table:table-cell>
          <table:table-cell office:value-type="string" calcext:value-type="string">
            <text:p>https://pixologic.com/zclassroom/workshop/arrayme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Helmet Deisgn</text:p>
          </table:table-cell>
          <table:table-cell office:value-type="string" calcext:value-type="string">
            <text:p>https://pixologic.com/zclassroom/workshop/helmet-design</text:p>
          </table:table-cell>
          <table:table-cell office:value-type="float" office:value="2.5" calcext:value-type="float">
            <text:p>2.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Panel Loops</text:p>
          </table:table-cell>
          <table:table-cell office:value-type="string" calcext:value-type="string">
            <text:p>https://pixologic.com/zclassroom/workshop/panel-loops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Vehicle Design</text:p>
          </table:table-cell>
          <table:table-cell office:value-type="string" calcext:value-type="string">
            <text:p>https://pixologic.com/zclassroom/workshop/vehicle-design</text:p>
          </table:table-cell>
          <table:table-cell office:value-type="float" office:value="2.5" calcext:value-type="float">
            <text:p>2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Topology</text:p>
          </table:table-cell>
          <table:table-cell office:value-type="string" calcext:value-type="string">
            <text:p>https://pixologic.com/zclassroom/workshop/topology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Military Assets</text:p>
          </table:table-cell>
          <table:table-cell office:value-type="string" calcext:value-type="string">
            <text:p>https://pixologic.com/zclassroom/workshop/military-assets</text:p>
          </table:table-cell>
          <table:table-cell office:value-type="float" office:value="2.5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Environments with Seth Thompson</text:p>
          </table:table-cell>
          <table:table-cell office:value-type="string" calcext:value-type="string">
            <text:p>https://pixologic.com/zclassroom/workshop/environments-with-seth-thompson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Environments with Tate Mosesian</text:p>
          </table:table-cell>
          <table:table-cell office:value-type="string" calcext:value-type="string">
            <text:p>https://pixologic.com/zclassroom/workshop/environments-with-tate-mosesian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https://pixologic.com/zclassroom/workshop/transpo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Insert Mesh</text:p>
          </table:table-cell>
          <table:table-cell office:value-type="string" calcext:value-type="string">
            <text:p>https://pixologic.com/zclassroom/workshop/transpose</text:p>
          </table:table-cell>
          <table:table-cell office:value-type="float" office:value="2.5" calcext:value-type="float">
            <text:p>2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Micromesh</text:p>
          </table:table-cell>
          <table:table-cell office:value-type="string" calcext:value-type="string">
            <text:p>https://pixologic.com/zclassroom/workshop/micromesh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3D Brushes</text:p>
          </table:table-cell>
          <table:table-cell office:value-type="string" calcext:value-type="string">
            <text:p>https://pixologic.com/zclassroom/workshop/3d-brushes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Dynamesh</text:p>
          </table:table-cell>
          <table:table-cell office:value-type="string" calcext:value-type="string">
            <text:p>https://pixologic.com/zclassroom/workshop/dynamesh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Fibermesh</text:p>
          </table:table-cell>
          <table:table-cell office:value-type="string" calcext:value-type="string">
            <text:p>https://pixologic.com/zclassroom/workshop/fibermesh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Noisemaker</text:p>
          </table:table-cell>
          <table:table-cell office:value-type="string" calcext:value-type="string">
            <text:p>https://pixologic.com/zclassroom/workshop/noisema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Sculpting with Michael Pavlovich</text:p>
          </table:table-cell>
          <table:table-cell office:value-type="string" calcext:value-type="string">
            <text:p>https://pixologic.com/zclassroom/workshop/sculpting-with-michael-pavlovich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Shadowbox</text:p>
          </table:table-cell>
          <table:table-cell office:value-type="string" calcext:value-type="string">
            <text:p>https://pixologic.com/zclassroom/workshop/shadowbox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Projection Master</text:p>
          </table:table-cell>
          <table:table-cell office:value-type="string" calcext:value-type="string">
            <text:p>https://pixologic.com/zclassroom/workshop/projection-master</text:p>
          </table:table-cell>
          <table:table-cell office:value-type="float" office:value="2.5" calcext:value-type="float">
            <text:p>2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classroom Extras</text:p>
          </table:table-cell>
          <table:table-cell office:value-type="string" calcext:value-type="string">
            <text:p>https://pixologic.com/zclassroom/workshop/zclassroom-extras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Spotlight</text:p>
          </table:table-cell>
          <table:table-cell office:value-type="string" calcext:value-type="string">
            <text:p>https://pixologic.com/zclassroom/workshop/spotligh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xtu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Texturing with GOZ</text:p>
          </table:table-cell>
          <table:table-cell office:value-type="string" calcext:value-type="string">
            <text:p>https://pixologic.com/zclassroom/workshop/go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u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Painting Techniques</text:p>
          </table:table-cell>
          <table:table-cell office:value-type="string" calcext:value-type="string">
            <text:p>https://pixologic.com/zclassroom/workshop/painting-techniques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xtu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brush Introduction</text:p>
          </table:table-cell>
          <table:table-cell office:value-type="string" calcext:value-type="string">
            <text:p>https://pixologic.com/zclassroom/workshop/zbrush-introductio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Getting Started with Sculptris Pro</text:p>
          </table:table-cell>
          <table:table-cell office:value-type="string" calcext:value-type="string">
            <text:p>https://pixologic.com/zclassroom/workshop/getting-started-with-sculptris-pro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brush UI</text:p>
          </table:table-cell>
          <table:table-cell office:value-type="string" calcext:value-type="string">
            <text:p>https://pixologic.com/zclassroom/workshop/zbrush-u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How to Start in Zbrush</text:p>
          </table:table-cell>
          <table:table-cell office:value-type="string" calcext:value-type="string">
            <text:p>https://pixologic.com/zclassroom/workshop/how-to-start-in-zbrush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Gizmo 3D</text:p>
          </table:table-cell>
          <table:table-cell office:value-type="string" calcext:value-type="string">
            <text:p>https://pixologic.com/zclassroom/workshop/gizmo-3d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modeler Introduction</text:p>
          </table:table-cell>
          <table:table-cell office:value-type="string" calcext:value-type="string">
            <text:p>https://pixologic.com/zclassroom/workshop/zmodeler-introducti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spheres</text:p>
          </table:table-cell>
          <table:table-cell office:value-type="string" calcext:value-type="string">
            <text:p>https://pixologic.com/zclassroom/workshop/zsphere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brush for Concepting</text:p>
          </table:table-cell>
          <table:table-cell office:value-type="string" calcext:value-type="string">
            <text:p>https://pixologic.com/zclassroom/workshop/zbrush-for-concepting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bridge</text:p>
          </table:table-cell>
          <table:table-cell office:value-type="string" calcext:value-type="string">
            <text:p>https://pixologic.com/zclassroom/workshop/zbrid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g-i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GOZ</text:p>
          </table:table-cell>
          <table:table-cell office:value-type="string" calcext:value-type="string">
            <text:p>https://pixologic.com/zclassroom/workshop/zbrid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ug-i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UV Master</text:p>
          </table:table-cell>
          <table:table-cell office:value-type="string" calcext:value-type="string">
            <text:p>https://pixologic.com/zclassroom/workshop/uv-master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ug-i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3d Printing and Protoyping</text:p>
          </table:table-cell>
          <table:table-cell office:value-type="string" calcext:value-type="string">
            <text:p>https://pixologic.com/zclassroom/workshop/3d-printing-prototypin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g-i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Timeline and Blendspace</text:p>
          </table:table-cell>
          <table:table-cell office:value-type="string" calcext:value-type="string">
            <text:p>https://pixologic.com/zclassroom/workshop/timeline-blend-shapes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sing and Anim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https://pixologic.com/zclassroom/workshop/materials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nde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Lighting</text:p>
          </table:table-cell>
          <table:table-cell office:value-type="string" calcext:value-type="string">
            <text:p>https://pixologic.com/zclassroom/workshop/light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nde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Render Properties</text:p>
          </table:table-cell>
          <table:table-cell office:value-type="string" calcext:value-type="string">
            <text:p>https://pixologic.com/zclassroom/workshop/render-properti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de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Changing Languages</text:p>
          </table:table-cell>
          <table:table-cell office:value-type="string" calcext:value-type="string">
            <text:p>https://pixologic.com/zclassroom/workshop/changing-langua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The Basic of ZbrushCore</text:p>
          </table:table-cell>
          <table:table-cell office:value-type="string" calcext:value-type="string">
            <text:p>https://pixologic.com/zclassroom/workshop/the-basics-of-zbrush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Conceptual Sculpting</text:p>
          </table:table-cell>
          <table:table-cell office:value-type="string" calcext:value-type="string">
            <text:p>https://pixologic.com/zclassroom/workshop/conceptual-sculp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Subdivision vs Dynamesh</text:p>
          </table:table-cell>
          <table:table-cell office:value-type="string" calcext:value-type="string">
            <text:p>https://pixologic.com/zclassroom/workshop/subdivision-vs-dyname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ID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0">00/00/0000</text:date>, <text:time style:data-style-name="N2" text:time-value="05:40:04.8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20:17:00.257000000</meta:creation-date>
    <dc:date>2018-12-30T05:44:38.088000000</dc:date>
    <meta:editing-duration>PT1H30M59S</meta:editing-duration>
    <meta:editing-cycles>70</meta:editing-cycles>
    <meta:generator>LibreOffice/6.1.2.1$Windows_X86_64 LibreOffice_project/65905a128db06ba48db947242809d14d3f9a93fe</meta:generator>
    <meta:document-statistic meta:table-count="1" meta:cell-count="443" meta:object-count="0"/>
  </office:meta>
</office:document-meta>
</file>